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09665"/>
          <table:table-cell office:value-type="float" office:value="0.021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8665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03171"/>
          <table:table-cell office:value-type="float" office:value="0.025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1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8171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822987"/>
          <table:table-cell office:value-type="float" office:value="0.027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5987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732585"/>
          <table:table-cell office:value-type="float" office:value="0.025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07585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862317"/>
          <table:table-cell office:value-type="float" office:value="0.093"/>
          <table:table-cell office:value-type="float" office:value="0.07"/>
          <table:table-cell office:value-type="float" office:value="4119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9317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77456"/>
          <table:table-cell office:value-type="float" office:value="1.012"/>
          <table:table-cell office:value-type="float" office:value="0.98"/>
          <table:table-cell office:value-type="float" office:value="65571.0"/>
          <table:table-cell office:value-type="float" office:value="0.0"/>
          <table:table-cell office:value-type="float" office:value="242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25599999999999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7256"/>
          <table:table-cell office:value-type="float" office:value="0.035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3756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32927"/>
          <table:table-cell office:value-type="float" office:value="0.488"/>
          <table:table-cell office:value-type="float" office:value="0.46"/>
          <table:table-cell office:value-type="float" office:value="32806.0"/>
          <table:table-cell office:value-type="float" office:value="0.0"/>
          <table:table-cell office:value-type="float" office:value="23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127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45.8755"/>
          <table:table-cell office:value-type="float" office:value="44.614"/>
          <table:table-cell office:value-type="float" office:value="44.59"/>
          <table:table-cell office:value-type="float" office:value="1048638.0"/>
          <table:table-cell office:value-type="float" office:value="0.0"/>
          <table:table-cell office:value-type="float" office:value="40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615000000000052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559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76559"/>
          <table:table-cell office:value-type="float" office:value="0.079"/>
          <table:table-cell office:value-type="float" office:value="0.06"/>
          <table:table-cell office:value-type="float" office:value="41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7559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5.34692"/>
          <table:table-cell office:value-type="float" office:value="4.379"/>
          <table:table-cell office:value-type="float" office:value="4.35"/>
          <table:table-cell office:value-type="float" office:value="262200.0"/>
          <table:table-cell office:value-type="float" office:value="0.0"/>
          <table:table-cell office:value-type="float" office:value="268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679200000000003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053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901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2407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1.04065"/>
          <table:table-cell office:value-type="float" office:value="0.249"/>
          <table:table-cell office:value-type="float" office:value="0.22"/>
          <table:table-cell office:value-type="float" office:value="16416.0"/>
          <table:table-cell office:value-type="float" office:value="0.0"/>
          <table:table-cell office:value-type="float" office:value="2353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1650000000000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28.071"/>
          <table:table-cell office:value-type="float" office:value="126.445"/>
          <table:table-cell office:value-type="float" office:value="126.41"/>
          <table:table-cell office:value-type="float" office:value="2097221.0"/>
          <table:table-cell office:value-type="float" office:value="0.0"/>
          <table:table-cell office:value-type="float" office:value="561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260000000000048"/>
          <table:table-cell office:value-type="float" office:value="0.8425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295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496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30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418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82693"/>
          <table:table-cell office:value-type="float" office:value="0.96"/>
          <table:table-cell office:value-type="float" office:value="0.93"/>
          <table:table-cell office:value-type="float" office:value="65578.0"/>
          <table:table-cell office:value-type="float" office:value="0.0"/>
          <table:table-cell office:value-type="float" office:value="2422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693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755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72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8779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200.0"/>
          <table:table-cell office:value-type="float" office:value="1196.374"/>
          <table:table-cell office:value-type="float" office:value="1196.34"/>
          <table:table-cell office:value-type="float" office:value="20000098.0"/>
          <table:table-cell office:value-type="float" office:value="1.0"/>
          <table:table-cell office:value-type="float" office:value="355262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6259999999999764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422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720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5.39096"/>
          <table:table-cell office:value-type="float" office:value="4.443"/>
          <table:table-cell office:value-type="float" office:value="4.41"/>
          <table:table-cell office:value-type="float" office:value="262197.0"/>
          <table:table-cell office:value-type="float" office:value="0.0"/>
          <table:table-cell office:value-type="float" office:value="274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479600000000001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603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931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649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262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484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947.11"/>
          <table:table-cell office:value-type="float" office:value="936.757"/>
          <table:table-cell office:value-type="float" office:value="936.71"/>
          <table:table-cell office:value-type="float" office:value="20000146.0"/>
          <table:table-cell office:value-type="float" office:value="0.0"/>
          <table:table-cell office:value-type="float" office:value="383978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.353000000000065"/>
          <table:table-cell office:value-type="float" office:value="0.89442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346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